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8.41pt"/>
    </style:style>
    <style:style style:name="co2" style:family="table-column">
      <style:table-column-properties fo:break-before="auto" style:column-width="478.86pt"/>
    </style:style>
    <style:style style:name="co3" style:family="table-column">
      <style:table-column-properties fo:break-before="auto" style:column-width="154.6pt"/>
    </style:style>
    <style:style style:name="co4" style:family="table-column">
      <style:table-column-properties fo:break-before="auto" style:column-width="126.85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98.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134.56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113.7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257.3pt"/>
    </style:style>
    <style:style style:name="co19" style:family="table-column">
      <style:table-column-properties fo:break-before="auto" style:column-width="347.61pt"/>
    </style:style>
    <style:style style:name="co20" style:family="table-column">
      <style:table-column-properties fo:break-before="auto" style:column-width="109.05pt"/>
    </style:style>
    <style:style style:name="co21" style:family="table-column">
      <style:table-column-properties fo:break-before="auto" style:column-width="109.84pt"/>
    </style:style>
    <style:style style:name="co22" style:family="table-column">
      <style:table-column-properties fo:break-before="auto" style:column-width="75.86pt"/>
    </style:style>
    <style:style style:name="co23" style:family="table-column">
      <style:table-column-properties fo:break-before="auto" style:column-width="51.96pt"/>
    </style:style>
    <style:style style:name="co24" style:family="table-column">
      <style:table-column-properties fo:break-before="auto" style:column-width="129.91pt"/>
    </style:style>
    <style:style style:name="co25" style:family="table-column">
      <style:table-column-properties fo:break-before="auto" style:column-width="141.51pt"/>
    </style:style>
    <style:style style:name="co26" style:family="table-column">
      <style:table-column-properties fo:break-before="auto" style:column-width="75.09pt"/>
    </style:style>
    <style:style style:name="co27" style:family="table-column">
      <style:table-column-properties fo:break-before="auto" style:column-width="73.56pt"/>
    </style:style>
    <style:style style:name="co28" style:family="table-column">
      <style:table-column-properties fo:break-before="auto" style:column-width="124.5pt"/>
    </style:style>
    <style:style style:name="co29" style:family="table-column">
      <style:table-column-properties fo:break-before="auto" style:column-width="121.41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visibility="collapse" table:default-cell-style-name="Default"/>
        <table:table-column table:style-name="co27" table:visibility="collapse" table:default-cell-style-name="Default"/>
        <table:table-column table:style-name="co28" table:default-cell-style-name="Default"/>
        <table:table-column table:style-name="co29" table:visibility="collapse" table:default-cell-style-name="Default"/>
        <table:table-row table:style-name="ro1">
          <table:table-cell office:value-type="string" calcext:value-type="string">
            <text:p>Datasheet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Available</text:p>
          </table:table-cell>
          <table:table-cell office:value-type="string" calcext:value-type="string">
            <text:p>Factory Stock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@ qty</text:p>
          </table:table-cell>
          <table:table-cell office:value-type="string" calcext:value-type="string">
            <text:p>Minimum Quantity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Core Processor</text:p>
          </table:table-cell>
          <table:table-cell office:value-type="string" calcext:value-type="string">
            <text:p>Core 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Number of I/O</text:p>
          </table:table-cell>
          <table:table-cell office:value-type="string" calcext:value-type="string">
            <text:p>Program Memory Size</text:p>
          </table:table-cell>
          <table:table-cell office:value-type="string" calcext:value-type="string">
            <text:p>Program Memory Type</text:p>
          </table:table-cell>
          <table:table-cell office:value-type="string" calcext:value-type="string">
            <text:p>EEPROM Size</text:p>
          </table:table-cell>
          <table:table-cell office:value-type="string" calcext:value-type="string">
            <text:p>RAM Size</text:p>
          </table:table-cell>
          <table:table-cell office:value-type="string" calcext:value-type="string">
            <text:p>Voltage - Supply (Vcc/Vdd)</text:p>
          </table:table-cell>
          <table:table-cell office:value-type="string" calcext:value-type="string">
            <text:p>Data Converters</text:p>
          </table:table-cell>
          <table:table-cell office:value-type="string" calcext:value-type="string">
            <text:p>Oscillator Type</text:p>
          </table:table-cell>
          <table:table-cell office:value-type="string" calcext:value-type="string">
            <text:p>Operating Temperature</text:p>
          </table:table-cell>
          <table:table-cell office:value-type="string" calcext:value-type="string">
            <text:p>Mounting Type</text:p>
          </table:table-cell>
          <table:table-cell office:value-type="string" calcext:value-type="string">
            <text:p>Package / Case</text:p>
          </table:table-cell>
          <table:table-cell office:value-type="string" calcext:value-type="string">
            <text:p>Supplier Device Package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MC802-I/SP-ND</text:p>
          </table:table-cell>
          <table:table-cell office:value-type="string" calcext:value-type="string">
            <text:p>DSPIC33FJ64MC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MC802-E/SP-ND</text:p>
          </table:table-cell>
          <table:table-cell office:value-type="string" calcext:value-type="string">
            <text:p>DSPIC33FJ64MC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68" calcext:value-type="float">
            <text:p>4.696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MC202-I/SP-ND</text:p>
          </table:table-cell>
          <table:table-cell office:value-type="string" calcext:value-type="string">
            <text:p>DSPIC33FJ64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761" calcext:value-type="float">
            <text:p>4.037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80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MC202-E/SP-ND</text:p>
          </table:table-cell>
          <table:table-cell office:value-type="string" calcext:value-type="string">
            <text:p>DSPIC33FJ64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903" calcext:value-type="float">
            <text:p>4.4290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GP802-I/SP-ND</text:p>
          </table:table-cell>
          <table:table-cell office:value-type="string" calcext:value-type="string">
            <text:p>DSPIC33FJ64GP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64GP802-E/SP-ND</text:p>
          </table:table-cell>
          <table:table-cell office:value-type="string" calcext:value-type="string">
            <text:p>DSPIC33FJ64GP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353" calcext:value-type="float">
            <text:p>4.5835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64GP202-I/SP-ND</text:p>
          </table:table-cell>
          <table:table-cell office:value-type="string" calcext:value-type="string">
            <text:p>DSPIC33FJ64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189" calcext:value-type="float">
            <text:p>3.841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64GP202-E/SP-ND</text:p>
          </table:table-cell>
          <table:table-cell office:value-type="string" calcext:value-type="string">
            <text:p>DSPIC33FJ64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64KB FLASH 28SDI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DSPIC33FJ32MC302-I/SP-ND</text:p>
          </table:table-cell>
          <table:table-cell office:value-type="string" calcext:value-type="string">
            <text:p>DSPIC33FJ32MC3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323" calcext:value-type="float">
            <text:p>3.5432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32MC302-E/SP-ND</text:p>
          </table:table-cell>
          <table:table-cell office:value-type="string" calcext:value-type="string">
            <text:p>DSPIC33FJ32MC3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311" calcext:value-type="float">
            <text:p>3.883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32MC202-I/SP-ND</text:p>
          </table:table-cell>
          <table:table-cell office:value-type="string" calcext:value-type="string">
            <text:p>DSPIC33FJ32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32MC202-E/SP-ND</text:p>
          </table:table-cell>
          <table:table-cell office:value-type="string" calcext:value-type="string">
            <text:p>DSPIC33FJ32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41" calcext:value-type="float">
            <text:p>3.574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32GP302-I/SP-ND</text:p>
          </table:table-cell>
          <table:table-cell office:value-type="string" calcext:value-type="string">
            <text:p>DSPIC33FJ32GP3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929" calcext:value-type="float">
            <text:p>3.4092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32GP302-E/SP-ND</text:p>
          </table:table-cell>
          <table:table-cell office:value-type="string" calcext:value-type="string">
            <text:p>DSPIC33FJ32GP3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89" calcext:value-type="float">
            <text:p>3.738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32GP202-I/SP-ND</text:p>
          </table:table-cell>
          <table:table-cell office:value-type="string" calcext:value-type="string">
            <text:p>DSPIC33FJ32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32GP202-E/SP-ND</text:p>
          </table:table-cell>
          <table:table-cell office:value-type="string" calcext:value-type="string">
            <text:p>DSPIC33FJ32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138" calcext:value-type="float">
            <text:p>3.4813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DSPIC33FJ128MC802-I/SP-ND</text:p>
          </table:table-cell>
          <table:table-cell office:value-type="string" calcext:value-type="string">
            <text:p>DSPIC33FJ128MC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MC802-E/SP-ND</text:p>
          </table:table-cell>
          <table:table-cell office:value-type="string" calcext:value-type="string">
            <text:p>DSPIC33FJ128MC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MC202-I/SP-ND</text:p>
          </table:table-cell>
          <table:table-cell office:value-type="string" calcext:value-type="string">
            <text:p>DSPIC33FJ128MC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721" calcext:value-type="float">
            <text:p>4.3672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MC202-E/SP-ND</text:p>
          </table:table-cell>
          <table:table-cell office:value-type="string" calcext:value-type="string">
            <text:p>DSPIC33FJ128MC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953" calcext:value-type="float">
            <text:p>4.7895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QEI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6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GP802-I/SP-ND</text:p>
          </table:table-cell>
          <table:table-cell office:value-type="string" calcext:value-type="string">
            <text:p>DSPIC33FJ128GP8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DSPIC33FJ128GP802-E/SP-ND</text:p>
          </table:table-cell>
          <table:table-cell office:value-type="string" calcext:value-type="string">
            <text:p>DSPIC33FJ128GP8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CANbus, I²C, IrDA, LINbus, SPI, UART/USART</text:p>
          </table:table-cell>
          <table:table-cell office:value-type="string" calcext:value-type="string">
            <text:p>Brown-out Detect/Reset, DCI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; D/A 2x16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GP202-I/SP-ND</text:p>
          </table:table-cell>
          <table:table-cell office:value-type="string" calcext:value-type="string">
            <text:p>DSPIC33FJ128GP2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303" calcext:value-type="float">
            <text:p>4.2230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AC'97, Brown-out Detect/Reset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FJ128GP202-E/SP-ND</text:p>
          </table:table-cell>
          <table:table-cell office:value-type="string" calcext:value-type="string">
            <text:p>DSPIC33FJ128GP2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473" calcext:value-type="float">
            <text:p>4.6247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4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AC'97, Brown-out Detect/Reset, DMA, I²S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3V ~ 3.6V</text:p>
          </table:table-cell>
          <table:table-cell office:value-type="string" calcext:value-type="string">
            <text:p>A/D 10x10b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9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DSPIC33EV32GM002-I/SP-ND</text:p>
          </table:table-cell>
          <table:table-cell office:value-type="string" calcext:value-type="string">
            <text:p>DSPIC33EV32GM00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dsPIC™ 33E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7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1K x 2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4.5V ~ 5.5V</text:p>
          </table:table-cell>
          <table:table-cell office:value-type="string" calcext:value-type="string">
            <text:p>A/D 11x10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DSPIC33EV32GM002-E/SP-ND</text:p>
          </table:table-cell>
          <table:table-cell office:value-type="string" calcext:value-type="string">
            <text:p>DSPIC33EV32GM00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16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352" calcext:value-type="float">
            <text:p>2.523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Automotive, AEC-Q100, dsPIC™ 33E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sPIC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60 MIPs</text:p>
          </table:table-cell>
          <table:table-cell office:value-type="string" calcext:value-type="string">
            <text:p>I²C, IrDA, LINbus, SPI, UART/USART</text:p>
          </table:table-cell>
          <table:table-cell office:value-type="string" calcext:value-type="string">
            <text:p>Brown-out Detect/Reset, DMA, Motor Control PWM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1K x 2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4.5V ~ 5.5V</text:p>
          </table:table-cell>
          <table:table-cell office:value-type="string" calcext:value-type="string">
            <text:p>A/D 11x10/12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47K42-E/P-ND</text:p>
          </table:table-cell>
          <table:table-cell office:value-type="string" calcext:value-type="string">
            <text:p>PIC18LF47K42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47K42-I/P-ND</text:p>
          </table:table-cell>
          <table:table-cell office:value-type="string" calcext:value-type="string">
            <text:p>PIC18LF47K42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45J10-I/P-ND</text:p>
          </table:table-cell>
          <table:table-cell office:value-type="string" calcext:value-type="string">
            <text:p>PIC18LF45J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3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44J10-I/P-ND</text:p>
          </table:table-cell>
          <table:table-cell office:value-type="string" calcext:value-type="string">
            <text:p>PIC18LF44J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40DI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3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7K42-E/SP-ND</text:p>
          </table:table-cell>
          <table:table-cell office:value-type="string" calcext:value-type="string">
            <text:p>PIC18LF27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7K42-I/SP-ND</text:p>
          </table:table-cell>
          <table:table-cell office:value-type="string" calcext:value-type="string">
            <text:p>PIC18LF27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6K83-E/SP-ND</text:p>
          </table:table-cell>
          <table:table-cell office:value-type="string" calcext:value-type="string">
            <text:p>PIC18LF26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8LF26K83-I/SP-ND</text:p>
          </table:table-cell>
          <table:table-cell office:value-type="string" calcext:value-type="string">
            <text:p>PIC18LF26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6K42-E/SP-ND</text:p>
          </table:table-cell>
          <table:table-cell office:value-type="string" calcext:value-type="string">
            <text:p>PIC18LF26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6K42-I/SP-ND</text:p>
          </table:table-cell>
          <table:table-cell office:value-type="string" calcext:value-type="string">
            <text:p>PIC18LF26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5K83-E/SP-ND</text:p>
          </table:table-cell>
          <table:table-cell office:value-type="string" calcext:value-type="string">
            <text:p>PIC18LF25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5K83-I/SP-ND</text:p>
          </table:table-cell>
          <table:table-cell office:value-type="string" calcext:value-type="string">
            <text:p>PIC18LF25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5K50-E/SP-ND</text:p>
          </table:table-cell>
          <table:table-cell office:value-type="string" calcext:value-type="string">
            <text:p>PIC18LF25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32" calcext:value-type="float">
            <text:p>2.4823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5K50-I/SP-ND</text:p>
          </table:table-cell>
          <table:table-cell office:value-type="string" calcext:value-type="string">
            <text:p>PIC18LF25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3" calcext:value-type="float">
            <text:p>2.276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5K42-E/SP-ND</text:p>
          </table:table-cell>
          <table:table-cell office:value-type="string" calcext:value-type="string">
            <text:p>PIC18LF25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5K42-I/SP-ND</text:p>
          </table:table-cell>
          <table:table-cell office:value-type="string" calcext:value-type="string">
            <text:p>PIC18LF25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5J11-I/SP-ND</text:p>
          </table:table-cell>
          <table:table-cell office:value-type="string" calcext:value-type="string">
            <text:p>PIC18LF25J11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5J10-I/SP-ND</text:p>
          </table:table-cell>
          <table:table-cell office:value-type="string" calcext:value-type="string">
            <text:p>PIC18LF25J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4K50-E/SP-ND</text:p>
          </table:table-cell>
          <table:table-cell office:value-type="string" calcext:value-type="string">
            <text:p>PIC18LF24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1" calcext:value-type="float">
            <text:p>2.338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4K50-I/SP-ND</text:p>
          </table:table-cell>
          <table:table-cell office:value-type="string" calcext:value-type="string">
            <text:p>PIC18LF24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41" calcext:value-type="float">
            <text:p>2.1424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4K42-E/SP-ND</text:p>
          </table:table-cell>
          <table:table-cell office:value-type="string" calcext:value-type="string">
            <text:p>PIC18LF24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8" calcext:value-type="float">
            <text:p>1.648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4K42-I/SP-ND</text:p>
          </table:table-cell>
          <table:table-cell office:value-type="string" calcext:value-type="string">
            <text:p>PIC18LF24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411" calcext:value-type="float">
            <text:p>1.5141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LF24J11-I/SP-ND</text:p>
          </table:table-cell>
          <table:table-cell office:value-type="string" calcext:value-type="string">
            <text:p>PIC18LF24J11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LF24J10-I/SP-ND</text:p>
          </table:table-cell>
          <table:table-cell office:value-type="string" calcext:value-type="string">
            <text:p>PIC18LF24J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18J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V ~ 3.6V</text:p>
          </table:table-cell>
          <table:table-cell office:value-type="string" calcext:value-type="string">
            <text:p>A/D 10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47Q10-I/P-ND</text:p>
          </table:table-cell>
          <table:table-cell office:value-type="string" calcext:value-type="string">
            <text:p>PIC18F47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128KB FLASH 3.6KB RAM 1024B EEPR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F47K42-E/P-ND</text:p>
          </table:table-cell>
          <table:table-cell office:value-type="string" calcext:value-type="string">
            <text:p>PIC18F47K42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47K42-I/P-ND</text:p>
          </table:table-cell>
          <table:table-cell office:value-type="string" calcext:value-type="string">
            <text:p>PIC18F47K42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40DIP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46Q10-E/P-ND</text:p>
          </table:table-cell>
          <table:table-cell office:value-type="string" calcext:value-type="string">
            <text:p>PIC18F46Q1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F46Q10-I/P-ND</text:p>
          </table:table-cell>
          <table:table-cell office:value-type="string" calcext:value-type="string">
            <text:p>PIC18F46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F45Q10-E/P-ND</text:p>
          </table:table-cell>
          <table:table-cell office:value-type="string" calcext:value-type="string">
            <text:p>PIC18F45Q1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32KB FLASH 2KB RAM 256B EEPROM 1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25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8F45Q10-I/P-ND</text:p>
          </table:table-cell>
          <table:table-cell office:value-type="string" calcext:value-type="string">
            <text:p>PIC18F45Q1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32KB FLASH 2KB RAM 256B EEPROM 1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32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25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office:value-type="string" calcext:value-type="string">
            <text:p>PIC18F45K40-E/P-ND</text:p>
          </table:table-cell>
          <table:table-cell office:value-type="string" calcext:value-type="string">
            <text:p>PIC18F45K40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21" calcext:value-type="float">
            <text:p>1.7922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office:value-type="string" calcext:value-type="string">
            <text:p>PIC18F45K40-I/P-ND</text:p>
          </table:table-cell>
          <table:table-cell office:value-type="string" calcext:value-type="string">
            <text:p>PIC18F45K40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40DIP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VD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11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7Q10-I/SP-ND</text:p>
          </table:table-cell>
          <table:table-cell office:value-type="string" calcext:value-type="string">
            <text:p>PIC18F27Q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128KB FLASH 3.6KB RAM 1024B EEPR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128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office:value-type="string" calcext:value-type="string">
            <text:p>PIC18F27K42-E/SP-ND</text:p>
          </table:table-cell>
          <table:table-cell office:value-type="string" calcext:value-type="string">
            <text:p>PIC18F27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office:value-type="string" calcext:value-type="string">
            <text:p>PIC18F27K42-I/SP-ND</text:p>
          </table:table-cell>
          <table:table-cell office:value-type="string" calcext:value-type="string">
            <text:p>PIC18F27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28KB FLASH 28SDIP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8KB (64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8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6Q10-E/SP-ND</text:p>
          </table:table-cell>
          <table:table-cell office:value-type="string" calcext:value-type="string">
            <text:p>PIC18F26Q1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8F26Q10-I/SP-ND</text:p>
          </table:table-cell>
          <table:table-cell office:value-type="string" calcext:value-type="string">
            <text:p>PIC18F26Q1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64KB FLASH 3.6KB RAM 1024B EEPRO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Q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64K x 8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3.53K x 8</text:p>
          </table:table-cell>
          <table:table-cell office:value-type="string" calcext:value-type="string">
            <text:p>1.8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8F26K83-E/SP-ND</text:p>
          </table:table-cell>
          <table:table-cell office:value-type="string" calcext:value-type="string">
            <text:p>PIC18F26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8F26K83-I/SP-ND</text:p>
          </table:table-cell>
          <table:table-cell office:value-type="string" calcext:value-type="string">
            <text:p>PIC18F26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3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6K42-E/SP-ND</text:p>
          </table:table-cell>
          <table:table-cell office:value-type="string" calcext:value-type="string">
            <text:p>PIC18F26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8F26K42-I/SP-ND</text:p>
          </table:table-cell>
          <table:table-cell office:value-type="string" calcext:value-type="string">
            <text:p>PIC18F26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64KB FLASH 28SDIP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KB (32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4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8F25K83-E/SP-ND</text:p>
          </table:table-cell>
          <table:table-cell office:value-type="string" calcext:value-type="string">
            <text:p>PIC18F25K83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5K83-I/SP-ND</text:p>
          </table:table-cell>
          <table:table-cell office:value-type="string" calcext:value-type="string">
            <text:p>PIC18F25K83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CANbus, I²C, LINbus, SPI, UART/USART</text:p>
          </table:table-cell>
          <table:table-cell office:value-type="string" calcext:value-type="string">
            <text:p>Brown-out Detect/Reset, DMA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8F25K50-E/SP-ND</text:p>
          </table:table-cell>
          <table:table-cell office:value-type="string" calcext:value-type="string">
            <text:p>PIC18F25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32" calcext:value-type="float">
            <text:p>2.48232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5K50-I/SP-ND</text:p>
          </table:table-cell>
          <table:table-cell office:value-type="string" calcext:value-type="string">
            <text:p>PIC18F25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8F25K42-E/SP-ND</text:p>
          </table:table-cell>
          <table:table-cell office:value-type="string" calcext:value-type="string">
            <text:p>PIC18F25K42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069" calcext:value-type="float">
            <text:p>1.7406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8F25K42-I/SP-ND</text:p>
          </table:table-cell>
          <table:table-cell office:value-type="string" calcext:value-type="string">
            <text:p>PIC18F25K42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2KB FLASH 28SDIP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64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DMA, HLVD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KB (16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8F24K50-E/SP-ND</text:p>
          </table:table-cell>
          <table:table-cell office:value-type="string" calcext:value-type="string">
            <text:p>PIC18F24K50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1" calcext:value-type="float">
            <text:p>2.338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8F24K50-I/SP-ND</text:p>
          </table:table-cell>
          <table:table-cell office:value-type="string" calcext:value-type="string">
            <text:p>PIC18F24K50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6KB FLASH 28SDIP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8K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I²C, SPI, UART/USART, USB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KB (8K x 16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9176-E/P-ND</text:p>
          </table:table-cell>
          <table:table-cell office:value-type="string" calcext:value-type="string">
            <text:p>PIC16LF1917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9176-I/P-ND</text:p>
          </table:table-cell>
          <table:table-cell office:value-type="string" calcext:value-type="string">
            <text:p>PIC16LF1917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9175-E/P-ND</text:p>
          </table:table-cell>
          <table:table-cell office:value-type="string" calcext:value-type="string">
            <text:p>PIC16LF1917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9175-I/P-ND</text:p>
          </table:table-cell>
          <table:table-cell office:value-type="string" calcext:value-type="string">
            <text:p>PIC16LF1917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9156-E/SP-ND</text:p>
          </table:table-cell>
          <table:table-cell office:value-type="string" calcext:value-type="string">
            <text:p>PIC16LF191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6LF19156-I/SP-ND</text:p>
          </table:table-cell>
          <table:table-cell office:value-type="string" calcext:value-type="string">
            <text:p>PIC16LF191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9155-E/SP-ND</text:p>
          </table:table-cell>
          <table:table-cell office:value-type="string" calcext:value-type="string">
            <text:p>PIC16LF191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9155-I/SP-ND</text:p>
          </table:table-cell>
          <table:table-cell office:value-type="string" calcext:value-type="string">
            <text:p>PIC16LF191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56-E/SP-ND</text:p>
          </table:table-cell>
          <table:table-cell office:value-type="string" calcext:value-type="string">
            <text:p>PIC16LF184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8456-I/SP-ND</text:p>
          </table:table-cell>
          <table:table-cell office:value-type="string" calcext:value-type="string">
            <text:p>PIC16LF184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26" calcext:value-type="float">
            <text:p>1.46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55-E/SP-ND</text:p>
          </table:table-cell>
          <table:table-cell office:value-type="string" calcext:value-type="string">
            <text:p>PIC16LF184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2" calcext:value-type="float">
            <text:p>1.483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55-I/SP-ND</text:p>
          </table:table-cell>
          <table:table-cell office:value-type="string" calcext:value-type="string">
            <text:p>PIC16LF184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99" calcext:value-type="float">
            <text:p>1.3699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882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46-E/P-ND</text:p>
          </table:table-cell>
          <table:table-cell office:value-type="string" calcext:value-type="string">
            <text:p>PIC16LF1844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8446-I/P-ND</text:p>
          </table:table-cell>
          <table:table-cell office:value-type="string" calcext:value-type="string">
            <text:p>PIC16LF1844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8445-E/P-ND</text:p>
          </table:table-cell>
          <table:table-cell office:value-type="string" calcext:value-type="string">
            <text:p>PIC16LF1844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6LF18445-I/P-ND</text:p>
          </table:table-cell>
          <table:table-cell office:value-type="string" calcext:value-type="string">
            <text:p>PIC16LF1844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office:value-type="string" calcext:value-type="string">
            <text:p>PIC16LF18444-E/P-ND</text:p>
          </table:table-cell>
          <table:table-cell office:value-type="string" calcext:value-type="string">
            <text:p>PIC16LF184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office:value-type="string" calcext:value-type="string">
            <text:p>PIC16LF18444-I/P-ND</text:p>
          </table:table-cell>
          <table:table-cell office:value-type="string" calcext:value-type="string">
            <text:p>PIC16LF184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26-E/P-ND</text:p>
          </table:table-cell>
          <table:table-cell office:value-type="string" calcext:value-type="string">
            <text:p>PIC16LF1842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26-I/P-ND</text:p>
          </table:table-cell>
          <table:table-cell office:value-type="string" calcext:value-type="string">
            <text:p>PIC16LF1842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8425-E/P-ND</text:p>
          </table:table-cell>
          <table:table-cell office:value-type="string" calcext:value-type="string">
            <text:p>PIC16LF1842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8425-I/P-ND</text:p>
          </table:table-cell>
          <table:table-cell office:value-type="string" calcext:value-type="string">
            <text:p>PIC16LF1842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24-E/P-ND</text:p>
          </table:table-cell>
          <table:table-cell office:value-type="string" calcext:value-type="string">
            <text:p>PIC16LF184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8424-I/P-ND</text:p>
          </table:table-cell>
          <table:table-cell office:value-type="string" calcext:value-type="string">
            <text:p>PIC16LF184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779-E/P-ND</text:p>
          </table:table-cell>
          <table:table-cell office:value-type="string" calcext:value-type="string">
            <text:p>PIC16LF177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8" calcext:value-type="float">
            <text:p>2.739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779-I/P-ND</text:p>
          </table:table-cell>
          <table:table-cell office:value-type="string" calcext:value-type="string">
            <text:p>PIC16LF177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293" calcext:value-type="float">
            <text:p>2.5029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777-E/P-ND</text:p>
          </table:table-cell>
          <table:table-cell office:value-type="string" calcext:value-type="string">
            <text:p>PIC16LF177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654" calcext:value-type="float">
            <text:p>2.6265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777-I/P-ND</text:p>
          </table:table-cell>
          <table:table-cell office:value-type="string" calcext:value-type="string">
            <text:p>PIC16LF177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021" calcext:value-type="float">
            <text:p>2.4102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567-E/P-ND</text:p>
          </table:table-cell>
          <table:table-cell office:value-type="string" calcext:value-type="string">
            <text:p>PIC16LF156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441" calcext:value-type="float">
            <text:p>1.5244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567-I/P-ND</text:p>
          </table:table-cell>
          <table:table-cell office:value-type="string" calcext:value-type="string">
            <text:p>PIC16LF156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82" calcext:value-type="float">
            <text:p>1.40082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3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559-E/P-ND</text:p>
          </table:table-cell>
          <table:table-cell office:value-type="string" calcext:value-type="string">
            <text:p>PIC16LF155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59-I/P-ND</text:p>
          </table:table-cell>
          <table:table-cell office:value-type="string" calcext:value-type="string">
            <text:p>PIC16LF155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54-E/P-ND</text:p>
          </table:table-cell>
          <table:table-cell office:value-type="string" calcext:value-type="string">
            <text:p>PIC16LF155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64" calcext:value-type="float">
            <text:p>0.9064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554-I/P-ND</text:p>
          </table:table-cell>
          <table:table-cell office:value-type="string" calcext:value-type="string">
            <text:p>PIC16LF155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5356-E/SP-ND</text:p>
          </table:table-cell>
          <table:table-cell office:value-type="string" calcext:value-type="string">
            <text:p>PIC16LF153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5356-I/SP-ND</text:p>
          </table:table-cell>
          <table:table-cell office:value-type="string" calcext:value-type="string">
            <text:p>PIC16LF153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344-E/P-ND</text:p>
          </table:table-cell>
          <table:table-cell office:value-type="string" calcext:value-type="string">
            <text:p>PIC16LF153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09" calcext:value-type="float">
            <text:p>1.102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5344-I/P-ND</text:p>
          </table:table-cell>
          <table:table-cell office:value-type="string" calcext:value-type="string">
            <text:p>PIC16LF153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5324-E/P-ND</text:p>
          </table:table-cell>
          <table:table-cell office:value-type="string" calcext:value-type="string">
            <text:p>PIC16LF153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6" calcext:value-type="float">
            <text:p>0.844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324-I/P-ND</text:p>
          </table:table-cell>
          <table:table-cell office:value-type="string" calcext:value-type="string">
            <text:p>PIC16LF153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8" calcext:value-type="float">
            <text:p>0.7828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323-E/P-ND</text:p>
          </table:table-cell>
          <table:table-cell office:value-type="string" calcext:value-type="string">
            <text:p>PIC16LF1532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LF15323-I/P-ND</text:p>
          </table:table-cell>
          <table:table-cell office:value-type="string" calcext:value-type="string">
            <text:p>PIC16LF1532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LF15313-E/P-ND</text:p>
          </table:table-cell>
          <table:table-cell office:value-type="string" calcext:value-type="string">
            <text:p>PIC16LF1531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LF15313-I/P-ND</text:p>
          </table:table-cell>
          <table:table-cell office:value-type="string" calcext:value-type="string">
            <text:p>PIC16LF1531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24 x 8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.8V ~ 3.6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9176-E/P-ND</text:p>
          </table:table-cell>
          <table:table-cell office:value-type="string" calcext:value-type="string">
            <text:p>PIC16F1917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9176-I/P-ND</text:p>
          </table:table-cell>
          <table:table-cell office:value-type="string" calcext:value-type="string">
            <text:p>PIC16F1917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9175-E/P-ND</text:p>
          </table:table-cell>
          <table:table-cell office:value-type="string" calcext:value-type="string">
            <text:p>PIC16F1917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9175-I/P-ND</text:p>
          </table:table-cell>
          <table:table-cell office:value-type="string" calcext:value-type="string">
            <text:p>PIC16F1917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3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F19156-E/SP-ND</text:p>
          </table:table-cell>
          <table:table-cell office:value-type="string" calcext:value-type="string">
            <text:p>PIC16F191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9156-I/SP-ND</text:p>
          </table:table-cell>
          <table:table-cell office:value-type="string" calcext:value-type="string">
            <text:p>PIC16F191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9155-E/SP-ND</text:p>
          </table:table-cell>
          <table:table-cell office:value-type="string" calcext:value-type="string">
            <text:p>PIC16F191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9155-I/SP-ND</text:p>
          </table:table-cell>
          <table:table-cell office:value-type="string" calcext:value-type="string">
            <text:p>PIC16F191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LCD, POR, PWM, WD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0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56-E/SP-ND</text:p>
          </table:table-cell>
          <table:table-cell office:value-type="string" calcext:value-type="string">
            <text:p>PIC16F184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56-I/SP-ND</text:p>
          </table:table-cell>
          <table:table-cell office:value-type="string" calcext:value-type="string">
            <text:p>PIC16F184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55-E/SP-ND</text:p>
          </table:table-cell>
          <table:table-cell office:value-type="string" calcext:value-type="string">
            <text:p>PIC16F18455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2" calcext:value-type="float">
            <text:p>1.483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8455-I/SP-ND</text:p>
          </table:table-cell>
          <table:table-cell office:value-type="string" calcext:value-type="string">
            <text:p>PIC16F18455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99" calcext:value-type="float">
            <text:p>1.3699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5V ~ 5.5V</text:p>
          </table:table-cell>
          <table:table-cell office:value-type="string" calcext:value-type="string">
            <text:p>A/D 24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46-E/P-ND</text:p>
          </table:table-cell>
          <table:table-cell office:value-type="string" calcext:value-type="string">
            <text:p>PIC16F1844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0DIP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46-I/P-ND</text:p>
          </table:table-cell>
          <table:table-cell office:value-type="string" calcext:value-type="string">
            <text:p>PIC16F1844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0DIP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251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8445-E/P-ND</text:p>
          </table:table-cell>
          <table:table-cell office:value-type="string" calcext:value-type="string">
            <text:p>PIC16F1844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45-I/P-ND</text:p>
          </table:table-cell>
          <table:table-cell office:value-type="string" calcext:value-type="string">
            <text:p>PIC16F1844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20DIP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44-E/P-ND</text:p>
          </table:table-cell>
          <table:table-cell office:value-type="string" calcext:value-type="string">
            <text:p>PIC16F184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44-I/P-ND</text:p>
          </table:table-cell>
          <table:table-cell office:value-type="string" calcext:value-type="string">
            <text:p>PIC16F184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8426-E/P-ND</text:p>
          </table:table-cell>
          <table:table-cell office:value-type="string" calcext:value-type="string">
            <text:p>PIC16F18426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8426-I/P-ND</text:p>
          </table:table-cell>
          <table:table-cell office:value-type="string" calcext:value-type="string">
            <text:p>PIC16F18426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14DIP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F18425-E/P-ND</text:p>
          </table:table-cell>
          <table:table-cell office:value-type="string" calcext:value-type="string">
            <text:p>PIC16F18425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25-I/P-ND</text:p>
          </table:table-cell>
          <table:table-cell office:value-type="string" calcext:value-type="string">
            <text:p>PIC16F18425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14DIP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25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24-E/P-ND</text:p>
          </table:table-cell>
          <table:table-cell office:value-type="string" calcext:value-type="string">
            <text:p>PIC16F184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8424-I/P-ND</text:p>
          </table:table-cell>
          <table:table-cell office:value-type="string" calcext:value-type="string">
            <text:p>PIC16F184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2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779-E/P-ND</text:p>
          </table:table-cell>
          <table:table-cell office:value-type="string" calcext:value-type="string">
            <text:p>PIC16F1779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8" calcext:value-type="float">
            <text:p>2.739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779-I/P-ND</text:p>
          </table:table-cell>
          <table:table-cell office:value-type="string" calcext:value-type="string">
            <text:p>PIC16F1779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40DIP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777-E/P-ND</text:p>
          </table:table-cell>
          <table:table-cell office:value-type="string" calcext:value-type="string">
            <text:p>PIC16F1777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654" calcext:value-type="float">
            <text:p>2.6265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F1777-I/P-ND</text:p>
          </table:table-cell>
          <table:table-cell office:value-type="string" calcext:value-type="string">
            <text:p>PIC16F1777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14KB FLASH 4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021" calcext:value-type="float">
            <text:p>2.4102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KB (8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128 x 8</text:p>
          </table:table-cell>
          <table:table-cell office:value-type="string" calcext:value-type="string">
            <text:p>1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8x10b; D/A 4x5b, 4x10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40-DIP (0.600", 15.24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56-E/SP-ND</text:p>
          </table:table-cell>
          <table:table-cell office:value-type="string" calcext:value-type="string">
            <text:p>PIC16F15356-E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9" calcext:value-type="float">
            <text:p>1.339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5356-I/SP-ND</text:p>
          </table:table-cell>
          <table:table-cell office:value-type="string" calcext:value-type="string">
            <text:p>PIC16F15356-I/S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28KB FLASH 28S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KB (16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24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5344-E/P-ND</text:p>
          </table:table-cell>
          <table:table-cell office:value-type="string" calcext:value-type="string">
            <text:p>PIC16F1534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209" calcext:value-type="float">
            <text:p>1.102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44-I/P-ND</text:p>
          </table:table-cell>
          <table:table-cell office:value-type="string" calcext:value-type="string">
            <text:p>PIC16F1534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20DIP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7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0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24-E/P-ND</text:p>
          </table:table-cell>
          <table:table-cell office:value-type="string" calcext:value-type="string">
            <text:p>PIC16F15324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24-I/P-ND</text:p>
          </table:table-cell>
          <table:table-cell office:value-type="string" calcext:value-type="string">
            <text:p>PIC16F15324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7KB FLASH 14DIP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KB (4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2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23-E/P-ND</text:p>
          </table:table-cell>
          <table:table-cell office:value-type="string" calcext:value-type="string">
            <text:p>PIC16F1532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office:value-type="string" calcext:value-type="string">
            <text:p>PIC16F15323-I/P-ND</text:p>
          </table:table-cell>
          <table:table-cell office:value-type="string" calcext:value-type="string">
            <text:p>PIC16F1532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14DIP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11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14-DIP (0.300", 7.62mm)</text:p>
          </table:table-cell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office:value-type="string" calcext:value-type="string">
            <text:p>PIC16F15313-E/P-ND</text:p>
          </table:table-cell>
          <table:table-cell office:value-type="string" calcext:value-type="string">
            <text:p>PIC16F15313-E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12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office:value-type="string" calcext:value-type="string">
            <text:p>PIC16F15313-I/P-ND</text:p>
          </table:table-cell>
          <table:table-cell office:value-type="string" calcext:value-type="string">
            <text:p>PIC16F15313-I/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C MCU 8BIT 3.5KB FLASH 8DIP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PIC® XLP™ 16F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I²C, LINbus, SPI, UART/USART</text:p>
          </table:table-cell>
          <table:table-cell office:value-type="string" calcext:value-type="string">
            <text:p>Brown-out Detect/Reset, POR, PWM, WD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5KB (2K x 14)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6 x 8</text:p>
          </table:table-cell>
          <table:table-cell office:value-type="string" calcext:value-type="string">
            <text:p>2.3V ~ 5.5V</text:p>
          </table:table-cell>
          <table:table-cell office:value-type="string" calcext:value-type="string">
            <text:p>A/D 5x10b; D/A 1x5b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-40°C ~ 85°C (TA)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8-DIP (0.300", 7.62mm)</text:p>
          </table:table-cell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73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79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1.microchip.com/downloads/en/DeviceDoc/40001350F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67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5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1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79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3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86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83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35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7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987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1.microchip.com/downloads/en/DeviceDoc/40001350F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17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931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80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52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9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14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36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11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52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~~Pkg.Case%20or%20Serie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1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1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824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46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3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9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83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824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93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49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16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9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9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204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76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1.microchip.com/downloads/en/DeviceDoc/40001350F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64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6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5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824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98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73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5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5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8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390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761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52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93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8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52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93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9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1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876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4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52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36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1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49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40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17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931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~~Pkg.Case%20or%20Series/8-DIP.jpg</text:p>
          </table:table-cell>
          <table:table-cell table:number-columns-repeated="28"/>
          <table:table-cell office:value-type="string" calcext:value-type="string">
            <text:p>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80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52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52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3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1.microchip.com/downloads/en/DeviceDoc/40001744C.pdf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9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824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8247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169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46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3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3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9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8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14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8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495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36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36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8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31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93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51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9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49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31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5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52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16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83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49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31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9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52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51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83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59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52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5502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31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7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52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518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80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64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171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311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68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552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883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20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5180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80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80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2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82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60608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82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13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666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023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381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79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313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940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79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193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92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4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76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923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1.microchip.com/downloads/en/DeviceDoc/40001350F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74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76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15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32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76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91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9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8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759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9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6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463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25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65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0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419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084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917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843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65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0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25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25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5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95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67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39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28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567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49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65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56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55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42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5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714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065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135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2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71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03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3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898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1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42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5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7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06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719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0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9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2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0472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461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6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0941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54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54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0-CDIP.jpg</text:p>
          </table:table-cell>
          <table:table-cell table:number-columns-repeated="28"/>
          <table:table-cell office:value-type="string" calcext:value-type="string">
            <text:p>20-C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4-CDIP.jpg</text:p>
          </table:table-cell>
          <table:table-cell table:number-columns-repeated="28"/>
          <table:table-cell office:value-type="string" calcext:value-type="string">
            <text:p>14-C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1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13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1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9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1.microchip.com/downloads/en/DeviceDoc/30430D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7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8-CDIP.jpg</text:p>
          </table:table-cell>
          <table:table-cell table:number-columns-repeated="28"/>
          <table:table-cell office:value-type="string" calcext:value-type="string">
            <text:p>2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40-CDIP.jpg</text:p>
          </table:table-cell>
          <table:table-cell table:number-columns-repeated="28"/>
          <table:table-cell office:value-type="string" calcext:value-type="string">
            <text:p>40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0-CDIP.jpg</text:p>
          </table:table-cell>
          <table:table-cell table:number-columns-repeated="28"/>
          <table:table-cell office:value-type="string" calcext:value-type="string">
            <text:p>20-C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0-CDIP.jpg</text:p>
          </table:table-cell>
          <table:table-cell table:number-columns-repeated="28"/>
          <table:table-cell office:value-type="string" calcext:value-type="string">
            <text:p>20-C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0-CDIP.jpg</text:p>
          </table:table-cell>
          <table:table-cell table:number-columns-repeated="28"/>
          <table:table-cell office:value-type="string" calcext:value-type="string">
            <text:p>20-C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18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2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5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-C04-079;-P;-PI;-28.jpg</text:p>
          </table:table-cell>
          <table:table-cell table:number-columns-repeated="28"/>
          <table:table-cell office:value-type="string" calcext:value-type="string">
            <text:p>2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365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89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67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18-CDIP.jpg</text:p>
          </table:table-cell>
          <table:table-cell table:number-columns-repeated="28"/>
          <table:table-cell office:value-type="string" calcext:value-type="string">
            <text:p>18-CER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0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20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59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photos/Microchip%20Tech%20Photos/150-20-CDIP.jpg</text:p>
          </table:table-cell>
          <table:table-cell table:number-columns-repeated="28"/>
          <table:table-cell office:value-type="string" calcext:value-type="string">
            <text:p>20-C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7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43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787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18Fxx39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6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83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9830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19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0386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118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MPLAB%C2%AE%20ICE%202000%20Processor%20Modules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10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5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5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51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51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43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026308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349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2942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3898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985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386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739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80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7043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0501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2432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548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4554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32KA304_Family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743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~~Pkg.Case%20or%20Series/18-DIP.jpg</text:p>
          </table:table-cell>
          <table:table-cell table:number-columns-repeated="28"/>
          <table:table-cell office:value-type="string" calcext:value-type="string">
            <text:p>18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08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4545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16(L)F145x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16(L)F145x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16(L)F145x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16(L)F145x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8371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//media.digikey.com/pdf/Data%20Sheets/Microchip%20PDFs/PIC24FV16KM204_Fam_Rev2013.pdf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386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%20C04-005;%20P,%20PD;%2014.jpg</text:p>
          </table:table-cell>
          <table:table-cell table:number-columns-repeated="28"/>
          <table:table-cell office:value-type="string" calcext:value-type="string">
            <text:p>14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20-DIP.jpg</text:p>
          </table:table-cell>
          <table:table-cell table:number-columns-repeated="28"/>
          <table:table-cell office:value-type="string" calcext:value-type="string">
            <text:p>20-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56744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69780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w.microchip.com/mymicrochip/filehandler.aspx?ddocname=en572363</text:p>
          </table:table-cell>
          <table:table-cell office:value-type="string" calcext:value-type="string">
            <text:p>//media.digikey.com/Renders/Microchip%20Tech%20Renders/150;C04-070;%20SP,PJ;28.jpg</text:p>
          </table:table-cell>
          <table:table-cell table:number-columns-repeated="28"/>
          <table:table-cell office:value-type="string" calcext:value-type="string">
            <text:p>28-SPDIP</text:p>
          </table:table-cell>
        </table:table-row>
        <table:table-row table:style-name="ro1">
          <table:table-cell office:value-type="string" calcext:value-type="string">
            <text:p>http://ww1.microchip.com/downloads/en/DeviceDoc/PIC18-Q43-Family-Product-Brief-40002069B.pdf</text:p>
          </table:table-cell>
          <table:table-cell office:value-type="string" calcext:value-type="string">
            <text:p>//media.digikey.com/Renders/~~Pkg.Case%20or%20Series/40-DIP.jpg</text:p>
          </table:table-cell>
          <table:table-cell table:number-columns-repeated="28"/>
          <table:table-cell office:value-type="string" calcext:value-type="string">
            <text:p>40-PDIP</text:p>
          </table:table-cell>
        </table:table-row>
      </table:table>
      <table:named-expressions/>
      <table:database-ranges>
        <table:database-range table:name="__Anonymous_Sheet_DB__0" table:target-range-address="download.C1:download.AD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1:00:57.66936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dc:date>2019-10-15T11:50:18.978910501</dc:date>
    <meta:editing-duration>PT52M28S</meta:editing-duration>
    <meta:editing-cycles>85</meta:editing-cycles>
    <meta:document-statistic meta:table-count="1" meta:cell-count="10710" meta:object-count="0"/>
  </office:meta>
</office:document-meta>
</file>